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93414" officeooo:paragraph-rsid="00093414"/>
    </style:style>
    <style:style style:name="P2" style:family="paragraph" style:parent-style-name="Standard">
      <style:paragraph-properties fo:text-align="center" style:justify-single-word="false"/>
      <style:text-properties officeooo:rsid="00093414" officeooo:paragraph-rsid="00093414"/>
    </style:style>
    <style:style style:name="P3" style:family="paragraph" style:parent-style-name="Standard">
      <style:text-properties fo:font-style="italic" officeooo:rsid="00093414" officeooo:paragraph-rsid="00093414" style:font-style-asian="italic" style:font-style-complex="italic"/>
    </style:style>
    <style:style style:name="P4" style:family="paragraph" style:parent-style-name="Standard">
      <style:text-properties officeooo:rsid="000a3fab" officeooo:paragraph-rsid="000a3fab"/>
    </style:style>
    <style:style style:name="P5" style:family="paragraph" style:parent-style-name="Standard">
      <style:text-properties officeooo:rsid="000a77b4" officeooo:paragraph-rsid="000a77b4"/>
    </style:style>
    <style:style style:name="P6" style:family="paragraph">
      <loext:graphic-properties draw:fill-color="#000000"/>
      <style:paragraph-properties fo:text-align="center"/>
    </style:style>
    <style:style style:name="P7" style:family="paragraph">
      <style:paragraph-properties fo:text-align="center"/>
    </style:style>
    <style:style style:name="T1" style:family="text">
      <style:text-properties officeooo:rsid="000a3fab"/>
    </style:style>
    <style:style style:name="T2" style:family="text">
      <style:text-properties officeooo:rsid="000a77b4"/>
    </style:style>
    <style:style style:name="T3" style:family="text">
      <style:text-properties officeooo:rsid="000b0b99"/>
    </style:style>
    <style:style style:name="gr1" style:family="graphic">
      <style:graphic-properties svg:stroke-color="#000000" draw:fill-color="#000000" draw:textarea-horizontal-align="justify" draw:textarea-vertical-align="middle" draw:auto-grow-height="false" fo:min-height="0.128in" fo:min-width="0.128in"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0402in" svg:stroke-color="#000000" draw:marker-start-width="0.1984in" draw:marker-end="Arrowheads_20_1" draw:marker-end-width="0.1984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Encoding Equivalences as Swaps</text:p>
      <text:p text:style-name="P2">by Sven Nilsen, 2020</text:p>
      <text:p text:style-name="P1"/>
      <text:p text:style-name="P3">In this paper I show that equivalences can be encoded as swap operations.</text:p>
      <text:p text:style-name="P1"/>
      <text:p text:style-name="P1">Theorem proving where functions can be applied to equivalences has the following law:</text:p>
      <text:p text:style-name="P1"/>
      <text:p text:style-name="P1"><text:tab/>f(a ~= b) == (f(a) ~= f(b))</text:p>
      <text:p text:style-name="P1"/>
      <text:p text:style-name="P1">The semantics of such theorem proving is a <text:span text:style-name="T1">generalization of “normal” theorem proving.</text:span></text:p>
      <text:p text:style-name="P1"/>
      <text:p text:style-name="P4">One key insight of this semantics is that in “normal” theorem proving,<text:line-break/>every object is equipped with an arrow pointing to itself:</text:p>
      <text:p text:style-name="P1"/>
      <text:p text:style-name="P1"><draw:polyline text:anchor-type="paragraph" draw:z-index="1" draw:name="Shape2" draw:style-name="gr2" draw:text-style-name="P7" svg:width="0.5335in" svg:height="0.5012in" draw:transform="rotate (2.25967778255706) translate (2.38962584009769in 0.742767699978782in)" svg:viewBox="0 0 1356 1274" draw:points="292,0 1016,0 1356,280 1346,765 926,1274 486,1273 164,1035 11,624 0,354"><text:p/></draw:polyline><draw:polyline text:anchor-type="paragraph" draw:z-index="3" draw:name="Shape2" draw:style-name="gr2" draw:text-style-name="P7" svg:width="0.5335in" svg:height="0.5012in" draw:transform="rotate (2.25967778255706) translate (3.48407028454214in 0.75040658886767in)" svg:viewBox="0 0 1356 1274" draw:points="292,0 1016,0 1356,280 1346,765 926,1274 486,1273 164,1035 11,624 0,354"><text:p/></draw:polyline><draw:polyline text:anchor-type="paragraph" draw:z-index="5" draw:name="Shape2" draw:style-name="gr2" draw:text-style-name="P7" svg:width="0.5335in" svg:height="0.5012in" draw:transform="rotate (2.25967778255706) translate (4.53129250676436in 0.735128811089893in)" svg:viewBox="0 0 1356 1274" draw:points="292,0 1016,0 1356,280 1346,765 926,1274 486,1273 164,1035 11,624 0,354"><text:p/></draw:polyline></text:p>
      <text:p text:style-name="P1"><draw:custom-shape text:anchor-type="paragraph" draw:z-index="0" draw:name="Shape1" draw:style-name="gr1" draw:text-style-name="P6" svg:width="0.1807in" svg:height="0.1807in" svg:x="2.3165in" svg:y="0.462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 draw:name="Shape1" draw:style-name="gr1" draw:text-style-name="P6" svg:width="0.1807in" svg:height="0.1807in" svg:x="3.411in" svg:y="0.470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 draw:name="Shape1" draw:style-name="gr1" draw:text-style-name="P6" svg:width="0.1807in" svg:height="0.1807in" svg:x="4.4583in" svg:y="0.4437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
      <text:p text:style-name="P1"/>
      <text:p text:style-name="P1"/>
      <text:p text:style-name="P1"/>
      <text:p text:style-name="P4">Since “normal” theorem proving only operates on objects, the arrow are unchanged.</text:p>
      <text:p text:style-name="P1"/>
      <text:p text:style-name="P4">Theorem proving with equivalences is a generalization where one is permitted to make arrows point from one object to another, <text:span text:style-name="T2">but only according to certain rules.</text:span></text:p>
      <text:p text:style-name="P1"><draw:custom-shape text:anchor-type="paragraph" draw:z-index="6" draw:name="Shape1" draw:style-name="gr1" draw:text-style-name="P6" svg:width="0.1807in" svg:height="0.1807in" svg:x="2.3327in" svg:y="0.863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 draw:name="Shape1" draw:style-name="gr1" draw:text-style-name="P6" svg:width="0.1807in" svg:height="0.1807in" svg:x="3.4272in" svg:y="0.87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 draw:name="Shape1" draw:style-name="gr1" draw:text-style-name="P6" svg:width="0.1807in" svg:height="0.1807in" svg:x="4.4744in" svg:y="0.8453in"><text:p/><draw:enhanced-geometry svg:viewBox="0 0 21600 21600" draw:glue-points="10800 0 3163 3163 0 10800 3163 18437 10800 21600 18437 18437 21600 10800 18437 3163" draw:text-areas="3163 3163 18437 18437" draw:type="ellipse" draw:enhanced-path="U 10800 10800 10800 10800 0 360 Z N"/></draw:custom-shape><draw:polyline text:anchor-type="paragraph" draw:z-index="9" draw:name="Shape2" draw:style-name="gr2" draw:text-style-name="P7" svg:width="0.9575in" svg:height="0.8035in" draw:transform="rotate (2.25967778255706) translate (2.83758428909864in 1.31810651786434in)" svg:viewBox="0 0 2433 2042" draw:points="1798,0 2086,314 2312,606 2404,965 2433,1274 2014,1784 1470,2035 818,2042 0,1965"><text:p/></draw:polyline><draw:polyline text:anchor-type="paragraph" draw:z-index="10" draw:name="Shape2" draw:style-name="gr2" draw:text-style-name="P7" svg:width="1.0665in" svg:height="0.9283in" draw:transform="skewX (-0.155683369277894) rotate (-0.958534825195287) translate (3.08908356187767in 0.495582450528181in)" svg:viewBox="0 0 2710 2359" draw:points="1945,0 2291,363 2564,699 2677,1115 2710,1473 2205,2061 1549,2352 763,2359 0,2254"><text:p/></draw:polyline><draw:polyline text:anchor-type="paragraph" draw:z-index="11" draw:name="Shape2" draw:style-name="gr2" draw:text-style-name="P7" svg:width="0.5335in" svg:height="0.5012in" draw:transform="rotate (2.25967778255706) translate (4.54657028454214in 0.90040658886767in)" svg:viewBox="0 0 1356 1274" draw:points="292,0 1016,0 1356,280 1346,765 926,1274 486,1273 164,1035 11,624 0,354"><text:p/></draw:polyline></text:p>
      <text:p text:style-name="P1"/>
      <text:p text:style-name="P1"/>
      <text:p text:style-name="P1"/>
      <text:p text:style-name="P1"/>
      <text:p text:style-name="P1"/>
      <text:p text:style-name="P1"/>
      <text:p text:style-name="P1"/>
      <text:p text:style-name="P1"/>
      <text:p text:style-name="P1"/>
      <text:p text:style-name="P1"/>
      <text:p text:style-name="P5">For two objects to be equivalent, there must exist an isomorphism between the two. An isomorphism is a structure preserving map from one object to another, together with an inverse structure preserving map. By default, all objects with an arrow pointing to themselves are equivalent to themselves. When one creates an isomorphism between two objects, one can “forget” the original arrows, <text:span text:style-name="T3">b</text:span>ecause an arrow pointing from an object back to itself can always be constructed by <text:span text:style-name="T3">composing the new arrows. Likewise, if one creates more complex loops of arrows, one can “forget” the original loops. Therefore, the minimum number of arrows required to derive the remaining arrows is always a fixed number.</text:span></text:p>
      <text:p text:style-name="P5"/>
      <text:p text:style-name="P5">It turns out that when one swaps two elements, one is implicitly creating two such structure preserving maps <text:span text:style-name="T3">to form an isomorphism! The semantics of an equivalence `a ~= b` is encoded into the representation of a swap oper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draw:marker draw:name="Arrowheads_20_1" draw:display-name="Arrowheads 1"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1T18:20:16.919138000</meta:creation-date>
    <dc:date>2020-03-21T19:00:02.310695000</dc:date>
    <meta:editing-duration>PT8M44S</meta:editing-duration>
    <meta:editing-cycles>1</meta:editing-cycles>
    <meta:document-statistic meta:table-count="0" meta:image-count="0" meta:object-count="0" meta:page-count="1" meta:paragraph-count="11" meta:word-count="265" meta:character-count="1620" meta:non-whitespace-character-count="1365"/>
    <meta:generator>LibreOffice/5.1.2.2$MacOSX_X86_64 LibreOffice_project/d3bf12ecb743fc0d20e0be0c58ca359301eb705f</meta:generator>
  </office:meta>
</office:document-meta>
</file>